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]*1000000" office:value-type="float" office:value="1718800" calcext:value-type="float">
            <text:p>1718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3]*1000000" office:value-type="float" office:value="1453700" calcext:value-type="float">
            <text:p>145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4]*1000000" office:value-type="float" office:value="2305600" calcext:value-type="float">
            <text:p>2305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5]*1000000" office:value-type="float" office:value="2688000" calcext:value-type="float">
            <text:p>2688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8]*1000000" office:value-type="float" office:value="595000" calcext:value-type="float">
            <text:p>59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9]*1000000" office:value-type="float" office:value="910000" calcext:value-type="float">
            <text:p>9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0]*1000000" office:value-type="float" office:value="3173000" calcext:value-type="float">
            <text:p>317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1]*1000000" office:value-type="float" office:value="922000" calcext:value-type="float">
            <text:p>92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2]*1000000" office:value-type="float" office:value="1393000" calcext:value-type="float">
            <text:p>139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3]*1000000" office:value-type="float" office:value="1623500" calcext:value-type="float">
            <text:p>162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4]*1000000" office:value-type="float" office:value="1527000" calcext:value-type="float">
            <text:p>152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5]*1000000" office:value-type="float" office:value="3617000" calcext:value-type="float">
            <text:p>361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6]*1000000" office:value-type="float" office:value="1539000" calcext:value-type="float">
            <text:p>153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7]*1000000" office:value-type="float" office:value="3792300" calcext:value-type="float">
            <text:p>3792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8]*1000000" office:value-type="float" office:value="1832000" calcext:value-type="float">
            <text:p>18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9]*1000000" office:value-type="float" office:value="3619800" calcext:value-type="float">
            <text:p>3619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0]*1000000" office:value-type="float" office:value="3786757" calcext:value-type="float">
            <text:p>37867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1]*1000000" office:value-type="float" office:value="2782675" calcext:value-type="float">
            <text:p>278267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2]*1000000" office:value-type="float" office:value="2480059" calcext:value-type="float">
            <text:p>248005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3]*1000000" office:value-type="float" office:value="1279960" calcext:value-type="float">
            <text:p>1279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4]*1000000" office:value-type="float" office:value="640960" calcext:value-type="float">
            <text:p>640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5]*1000000" office:value-type="float" office:value="967328" calcext:value-type="float">
            <text:p>96732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6]*1000000" office:value-type="float" office:value="1480673" calcext:value-type="float">
            <text:p>148067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7]*1000000" office:value-type="float" office:value="745056" calcext:value-type="float">
            <text:p>7450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]*1000000" office:value-type="float" office:value="2670800" calcext:value-type="float">
            <text:p>2670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3]*1000000" office:value-type="float" office:value="484600" calcext:value-type="float">
            <text:p>4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4]*1000000" office:value-type="float" office:value="2408600" calcext:value-type="float">
            <text:p>240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5]*1000000" office:value-type="float" office:value="2814500" calcext:value-type="float">
            <text:p>281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8]*1000000"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9]*1000000" office:value-type="float" office:value="75000" calcext:value-type="float">
            <text:p>7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0]*1000000" office:value-type="float" office:value="3896500" calcext:value-type="float">
            <text:p>389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1]*1000000" office:value-type="float" office:value="30300" calcext:value-type="float">
            <text:p>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2]*1000000" office:value-type="float" office:value="304000" calcext:value-type="float">
            <text:p>304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3]*1000000" office:value-type="float" office:value="786100" calcext:value-type="float">
            <text:p>786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4]*1000000" office:value-type="float" office:value="47600" calcext:value-type="float">
            <text:p>47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5]*1000000" office:value-type="float" office:value="2191200" calcext:value-type="float">
            <text:p>2191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6]*1000000" office:value-type="float" office:value="932000" calcext:value-type="float">
            <text:p>9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7]*1000000" office:value-type="float" office:value="2038700" calcext:value-type="float">
            <text:p>2038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8]*1000000" office:value-type="float" office:value="222200" calcext:value-type="float">
            <text:p>222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9]*1000000" office:value-type="float" office:value="833890" calcext:value-type="float">
            <text:p>8338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0]*1000000" office:value-type="float" office:value="666098" calcext:value-type="float">
            <text:p>66609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1]*1000000" office:value-type="float" office:value="332340" calcext:value-type="float">
            <text:p>332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2]*1000000" office:value-type="float" office:value="477993" calcext:value-type="float">
            <text:p>4779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3]*1000000" office:value-type="float" office:value="115860" calcext:value-type="float">
            <text:p>1158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4]*1000000" office:value-type="float" office:value="49933" calcext:value-type="float">
            <text:p>499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5]*1000000" office:value-type="float" office:value="409135" calcext:value-type="float">
            <text:p>40913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6]*1000000" office:value-type="float" office:value="280805" calcext:value-type="float">
            <text:p>2808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7]*1000000" office:value-type="float" office:value="747306" calcext:value-type="float">
            <text:p>7473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6-12-17T15:13:56.823654690</dc:date>
    <meta:editing-duration>PT17M47S</meta:editing-duration>
    <meta:editing-cycles>3</meta:editing-cycles>
    <meta:generator>LibreOffice/5.1.4.2$Linux_X86_64 LibreOffice_project/10m0$Build-2</meta:generator>
    <meta:document-statistic meta:table-count="4" meta:cell-count="1783" meta:object-count="0"/>
  </office:meta>
</office:document-meta>
</file>